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dc2300" draw:textarea-horizontal-align="center" draw:textarea-vertical-align="middle"/>
    </style:style>
    <style:style style:name="gr5" style:family="graphic" style:parent-style-name="standard">
      <style:graphic-properties draw:fill-color="#e6e6e6" draw:textarea-horizontal-align="center" draw:textarea-vertical-align="middle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7" style:family="graphic" style:parent-style-name="standard">
      <style:graphic-properties draw:fill-color="#000000" draw:textarea-horizontal-align="center" draw:textarea-vertical-align="middle"/>
    </style:style>
    <style:style style:name="gr8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gradient" draw:fill-gradient-name="spectrum" draw:textarea-horizontal-align="center" draw:textarea-vertical-align="middle"/>
    </style:style>
    <style:style style:name="gr10" style:family="graphic" style:parent-style-name="standard">
      <style:graphic-properties draw:stroke="none" draw:fill="gradient" draw:fill-gradient-name="spectrum2" draw:textarea-horizontal-align="center" draw:textarea-vertical-align="middle"/>
    </style:style>
    <style:style style:name="gr11" style:family="graphic" style:parent-style-name="standard">
      <style:graphic-properties draw:fill-color="#0000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1.27cm" svg:x="1.635cm" svg:y="2.937cm">
          <text:p/>
        </draw:rect>
        <draw:frame draw:style-name="gr2" draw:text-style-name="P2" draw:layer="layout" svg:width="1.742cm" svg:height="0.806cm" svg:x="2.59cm" svg:y="3.147cm">
          <draw:text-box>
            <text:p><text:span text:style-name="T1">Laser</text:span></text:p>
          </draw:text-box>
        </draw:frame>
        <draw:ellipse draw:style-name="gr3" draw:text-style-name="P1" draw:layer="layout" svg:width="0.443cm" svg:height="1.328cm" svg:x="7.333cm" svg:y="2.905cm">
          <text:p/>
        </draw:ellipse>
        <draw:rect draw:style-name="gr4" draw:text-style-name="P1" draw:layer="layout" svg:width="1.905cm" svg:height="0.491cm" svg:x="5.445cm" svg:y="3.313cm">
          <text:p/>
        </draw:rect>
        <draw:rect draw:style-name="gr5" draw:text-style-name="P1" draw:layer="layout" svg:width="1.27cm" svg:height="1.27cm" svg:x="9.563cm" svg:y="2.929cm">
          <text:p/>
        </draw:rect>
        <draw:custom-shape draw:style-name="gr6" draw:text-style-name="P1" draw:layer="layout" svg:width="0.53cm" svg:height="2.438cm" draw:transform="rotate (-1.56486220733901) translate (10.207cm 3.3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577cm" svg:height="0.806cm" svg:x="6.676cm" svg:y="1.897cm">
          <draw:text-box>
            <text:p><text:span text:style-name="T1">Lens</text:span></text:p>
          </draw:text-box>
        </draw:frame>
        <draw:frame draw:style-name="gr2" draw:text-style-name="P2" draw:layer="layout" svg:width="2.178cm" svg:height="0.806cm" svg:x="9.12cm" svg:y="1.943cm">
          <draw:text-box>
            <text:p><text:span text:style-name="T1">Sample</text:span></text:p>
          </draw:text-box>
        </draw:frame>
        <draw:custom-shape draw:style-name="gr6" draw:text-style-name="P1" draw:layer="layout" svg:width="0.53cm" svg:height="2.438cm" draw:transform="rotate (-1.56486220733901) translate (12.604cm 3.315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0.397cm" svg:height="1.344cm" svg:x="12.597cm" svg:y="2.905cm">
          <text:p/>
        </draw:rect>
        <draw:frame draw:style-name="gr2" draw:text-style-name="P2" draw:layer="layout" svg:width="2.873cm" svg:height="0.806cm" svg:x="11.721cm" svg:y="2.043cm">
          <draw:text-box>
            <text:p><text:span text:style-name="T1">Beam stop</text:span></text:p>
          </draw:text-box>
        </draw:frame>
        <draw:ellipse draw:style-name="gr3" draw:text-style-name="P1" draw:layer="layout" svg:width="0.443cm" svg:height="1.328cm" draw:transform="rotate (-1.55718275863023) translate (10.862cm 4.598cm)">
          <text:p/>
        </draw:ellipse>
        <draw:custom-shape draw:style-name="gr8" draw:text-style-name="P1" draw:layer="layout" svg:width="0.53cm" svg:height="1.002cm" draw:transform="rotate (-0.000872664627183962) translate (9.942cm 3.604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577cm" svg:height="0.806cm" svg:x="10.877cm" svg:y="4.397cm">
          <draw:text-box>
            <text:p><text:span text:style-name="T1">Lens</text:span></text:p>
          </draw:text-box>
        </draw:frame>
        <draw:custom-shape draw:style-name="gr8" draw:text-style-name="P1" draw:layer="layout" svg:width="0.53cm" svg:height="1.002cm" draw:transform="rotate (-0.000872664627183962) translate (9.945cm 5.023cm)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1.905cm" svg:height="1.27cm" svg:x="9.255cm" svg:y="6.048cm">
          <text:p/>
        </draw:rect>
        <draw:g>
          <draw:rect draw:style-name="gr9" draw:text-style-name="P1" draw:layer="layout" svg:width="0.147cm" svg:height="0.434cm" draw:transform="skewX (-0.301592894744563) rotate (0.635299847725816) translate (9.771cm 6.491cm)">
            <text:p/>
          </draw:rect>
          <draw:rect draw:style-name="gr10" draw:text-style-name="P1" draw:layer="layout" svg:width="0.146cm" svg:height="0.434cm" draw:transform="skewX (-0.295309709437385) rotate (0.639314105005402) translate (10.15cm 6.77cm)">
            <text:p/>
          </draw:rect>
        </draw:g>
        <draw:frame draw:style-name="gr2" draw:text-style-name="P3" draw:layer="layout" svg:width="4.033cm" svg:height="1.916cm" svg:x="5.377cm" svg:y="5.797cm">
          <draw:text-box>
            <text:p text:style-name="P1"><text:span text:style-name="T1">Monochromator</text:span></text:p>
            <text:p text:style-name="P1"><text:span text:style-name="T1">and cutoff/notch</text:span></text:p>
            <text:p text:style-name="P1"><text:span text:style-name="T1">filter</text:span></text:p>
          </draw:text-box>
        </draw:frame>
        <draw:rect draw:style-name="gr11" draw:text-style-name="P1" draw:layer="layout" svg:width="0.635cm" svg:height="0.635cm" svg:x="9.906cm" svg:y="7.318cm">
          <text:p/>
        </draw:rect>
        <draw:frame draw:style-name="gr2" draw:text-style-name="P2" draw:layer="layout" svg:width="1.543cm" svg:height="0.806cm" svg:x="9.515cm" svg:y="7.92cm">
          <draw:text-box>
            <text:p><text:span text:style-name="T1">PM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spectrum" draw:style="linear" draw:start-color="#0000ff" draw:end-color="#00ff00" draw:start-intensity="100%" draw:end-intensity="100%" draw:angle="0" draw:border="0%"/>
    <draw:gradient draw:name="spectrum2" draw:style="linear" draw:start-color="#00ff00" draw:end-color="#ff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4-29T10:23:42</meta:creation-date>
    <dc:date>2010-03-31T09:26:11</dc:date>
    <dc:creator>Jussi Eloranta</dc:creator>
    <meta:editing-duration>PT00H10M54S</meta:editing-duration>
    <meta:editing-cycles>3</meta:editing-cycles>
    <meta:generator>OpenOffice.org/3.1$Linux OpenOffice.org_project/310m19$Build-9420</meta:gener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